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4.616cm" svg:y="0.1cm">
            <draw:object draw:notify-on-update-of-ranges="Tabelle1.A1:Tabelle1.A1 Tabelle1.A2:Tabelle1.A9 Tabelle1.D26:Tabelle1.D26 Tabelle1.D27:Tabelle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198cm" svg:height="8.999cm" svg:x="28.838cm" svg:y="1.216cm">
            <draw:object draw:notify-on-update-of-ranges="Tabelle1.K1:Tabelle1.K1 Tabelle1.K2:Tabelle1.K22 Tabelle1.L1:Tabelle1.L1 Tabelle1.L2:Tabelle1.L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22.048cm" svg:height="8.999cm" svg:x="28.207cm" svg:y="11.122cm">
            <draw:object draw:notify-on-update-of-ranges="Tabelle1.B26:Tabelle1.B26 Tabelle1.B27:Tabelle1.B34 Tabelle1.C26:Tabelle1.C26 Tabelle1.C27:Tabelle1.C34 Tabelle1.B26:Tabelle1.B26 Tabelle1.B27:Tabelle1.B34 Tabelle1.D26:Tabelle1.D26 Tabelle1.D27:Tabelle1.D3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x. Wert</text:p>
          </table:table-cell>
          <table:table-cell table:number-columns-repeated="10"/>
          <table:table-cell office:value-type="string" calcext:value-type="string">
            <text:p>Gegebene Normelverteilung</text:p>
          </table:table-cell>
          <table:table-cell/>
          <table:table-cell office:value-type="float" office:value="36.44" calcext:value-type="float">
            <text:p>36,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6.5" calcext:value-type="float">
            <text:p>36,5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formula="of:=NORMDIST([.K6]; [.N$1]; [.N$2]; 0)" office:value-type="float" office:value="0.0112359171213027" calcext:value-type="float">
            <text:p>0,0112359171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number-columns-repeated="9"/>
          <table:table-cell office:value-type="float" office:value="34.25" calcext:value-type="float">
            <text:p>34,25</text:p>
          </table:table-cell>
          <table:table-cell table:formula="of:=NORMDIST([.K7]; [.N$1]; [.N$2]; 0)" office:value-type="float" office:value="0.022956972566087" calcext:value-type="float">
            <text:p>0,022956972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34.5" calcext:value-type="float">
            <text:p>34,5</text:p>
          </table:table-cell>
          <table:table-cell table:formula="of:=NORMDIST([.K8]; [.N$1]; [.N$2]; 0)" office:value-type="float" office:value="0.0434220503599981" calcext:value-type="float">
            <text:p>0,043422050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  <table:table-cell office:value-type="float" office:value="34.75" calcext:value-type="float">
            <text:p>34,75</text:p>
          </table:table-cell>
          <table:table-cell table:formula="of:=NORMDIST([.K9]; [.N$1]; [.N$2]; 0)" office:value-type="float" office:value="0.0760318681436823" calcext:value-type="float">
            <text:p>0,07603186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formula="of:=NORMDIST([.K10]; [.N$1]; [.N$2]; 0)" office:value-type="float" office:value="0.123245371866062" calcext:value-type="float">
            <text:p>0,12324537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25" calcext:value-type="float">
            <text:p>35,25</text:p>
          </table:table-cell>
          <table:table-cell table:formula="of:=NORMDIST([.K11]; [.N$1]; [.N$2]; 0)" office:value-type="float" office:value="0.184941851409701" calcext:value-type="float">
            <text:p>0,18494185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5" calcext:value-type="float">
            <text:p>35,5</text:p>
          </table:table-cell>
          <table:table-cell table:formula="of:=NORMDIST([.K12]; [.N$1]; [.N$2]; 0)" office:value-type="float" office:value="0.256914967058504" calcext:value-type="float">
            <text:p>0,25691496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75" calcext:value-type="float">
            <text:p>35,75</text:p>
          </table:table-cell>
          <table:table-cell table:formula="of:=NORMDIST([.K13]; [.N$1]; [.N$2]; 0)" office:value-type="float" office:value="0.330394822969781" calcext:value-type="float">
            <text:p>0,3303948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formula="of:=NORMDIST([.K14]; [.N$1]; [.N$2]; 0)" office:value-type="float" office:value="0.393338706226342" calcext:value-type="float">
            <text:p>0,39333870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25" calcext:value-type="float">
            <text:p>36,25</text:p>
          </table:table-cell>
          <table:table-cell table:formula="of:=NORMDIST([.K15]; [.N$1]; [.N$2]; 0)" office:value-type="float" office:value="0.433500656578475" calcext:value-type="float">
            <text:p>0,43350065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5" calcext:value-type="float">
            <text:p>36,5</text:p>
          </table:table-cell>
          <table:table-cell table:formula="of:=NORMDIST([.K16]; [.N$1]; [.N$2]; 0)" office:value-type="float" office:value="0.442285251459947" calcext:value-type="float">
            <text:p>0,44228525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75" calcext:value-type="float">
            <text:p>36,75</text:p>
          </table:table-cell>
          <table:table-cell table:formula="of:=NORMDIST([.K17]; [.N$1]; [.N$2]; 0)" office:value-type="float" office:value="0.41773876531018" calcext:value-type="float">
            <text:p>0,417738765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formula="of:=NORMDIST([.K18]; [.N$1]; [.N$2]; 0)" office:value-type="float" office:value="0.365255465602044" calcext:value-type="float">
            <text:p>0,36525546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25" calcext:value-type="float">
            <text:p>37,25</text:p>
          </table:table-cell>
          <table:table-cell table:formula="of:=NORMDIST([.K19]; [.N$1]; [.N$2]; 0)" office:value-type="float" office:value="0.295650277665282" calcext:value-type="float">
            <text:p>0,29565027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5" calcext:value-type="float">
            <text:p>37,5</text:p>
          </table:table-cell>
          <table:table-cell table:formula="of:=NORMDIST([.K20]; [.N$1]; [.N$2]; 0)" office:value-type="float" office:value="0.221538638515253" calcext:value-type="float">
            <text:p>0,22153863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75" calcext:value-type="float">
            <text:p>37,75</text:p>
          </table:table-cell>
          <table:table-cell table:formula="of:=NORMDIST([.K21]; [.N$1]; [.N$2]; 0)" office:value-type="float" office:value="0.153677503537957" calcext:value-type="float">
            <text:p>0,153677503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formula="of:=NORMDIST([.K22]; [.N$1]; [.N$2]; 0)" office:value-type="float" office:value="0.0986871789895461" calcext:value-type="float">
            <text:p>0,098687179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: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*p_i</text:p>
          </table:table-cell>
          <table:table-cell office:value-type="string" calcext:value-type="string">
            <text:p>n_i</text:p>
          </table:table-cell>
          <table:table-cell office:value-type="string" calcext:value-type="string">
            <text:p>(ni-npi)^2/npi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$F$24]*(NORMDIST([.B27]; [.$N$1]; [.$N$2];1))" office:value-type="float" office:value="4.93193625296025" calcext:value-type="float">
            <text:p>4,931936253</text:p>
          </table:table-cell>
          <table:table-cell office:value-type="float" office:value="4" calcext:value-type="float">
            <text:p>4</text:p>
          </table:table-cell>
          <table:table-cell table:formula="of:=([.D27]-[.C27])^2/[.C27]" office:value-type="float" office:value="0.17609821681298" calcext:value-type="float">
            <text:p>0,176098216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,5</text:p>
          </table:table-cell>
          <table:table-cell table:formula="of:=[.$F$24]*(NORMDIST([.B28]; [.$N$1]; [.$N$2];1)-NORMDIST([.A28]; [.$N$1]; [.$N$2];1))" office:value-type="float" office:value="8.40065519496696" calcext:value-type="float">
            <text:p>8,400655195</text:p>
          </table:table-cell>
          <table:table-cell office:value-type="float" office:value="9" calcext:value-type="float">
            <text:p>9</text:p>
          </table:table-cell>
          <table:table-cell table:formula="of:=([.D28]-[.C28])^2/[.C28]" office:value-type="float" office:value="0.0427602594063509" calcext:value-type="float">
            <text:p>0,0427602594</text:p>
          </table:table-cell>
          <table:table-cell table:number-columns-repeated="9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36" calcext:value-type="float">
            <text:p>36</text:p>
          </table:table-cell>
          <table:table-cell table:formula="of:=[.$F$24]*(NORMDIST([.B29]; [.$N$1]; [.$N$2];1)-NORMDIST([.A29]; [.$N$1]; [.$N$2];1))" office:value-type="float" office:value="14.7888248627119" calcext:value-type="float">
            <text:p>14,7888248627</text:p>
          </table:table-cell>
          <table:table-cell office:value-type="float" office:value="16" calcext:value-type="float">
            <text:p>16</text:p>
          </table:table-cell>
          <table:table-cell table:formula="of:=([.D29]-[.C29])^2/[.C29]" office:value-type="float" office:value="0.0991928180097368" calcext:value-type="float">
            <text:p>0,099192818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,5</text:p>
          </table:table-cell>
          <table:table-cell table:formula="of:=[.$F$24]*(NORMDIST([.B30]; [.$N$1]; [.$N$2];1)-NORMDIST([.A30]; [.$N$1]; [.$N$2];1))" office:value-type="float" office:value="19.2704654763938" calcext:value-type="float">
            <text:p>19,2704654764</text:p>
          </table:table-cell>
          <table:table-cell office:value-type="float" office:value="20" calcext:value-type="float">
            <text:p>20</text:p>
          </table:table-cell>
          <table:table-cell table:formula="of:=([.D30]-[.C30])^2/[.C30]" office:value-type="float" office:value="0.0276184621375768" calcext:value-type="float">
            <text:p>0,0276184621</text:p>
          </table:table-cell>
          <table:table-cell table:number-columns-repeated="9"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7" calcext:value-type="float">
            <text:p>37</text:p>
          </table:table-cell>
          <table:table-cell table:formula="of:=[.$F$24]*(NORMDIST([.B31]; [.$N$1]; [.$N$2];1)-NORMDIST([.A31]; [.$N$1]; [.$N$2];1))" office:value-type="float" office:value="18.5873092053697" calcext:value-type="float">
            <text:p>18,5873092054</text:p>
          </table:table-cell>
          <table:table-cell office:value-type="float" office:value="16" calcext:value-type="float">
            <text:p>16</text:p>
          </table:table-cell>
          <table:table-cell table:formula="of:=([.D31]-[.C31])^2/[.C31]" office:value-type="float" office:value="0.360147283839076" calcext:value-type="float">
            <text:p>0,3601472838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,5</text:p>
          </table:table-cell>
          <table:table-cell table:formula="of:=[.$F$24]*(NORMDIST([.B32]; [.$N$1]; [.$N$2];1)-NORMDIST([.A32]; [.$N$1]; [.$N$2];1))" office:value-type="float" office:value="13.2709745536122" calcext:value-type="float">
            <text:p>13,2709745536</text:p>
          </table:table-cell>
          <table:table-cell office:value-type="float" office:value="16" calcext:value-type="float">
            <text:p>16</text:p>
          </table:table-cell>
          <table:table-cell table:formula="of:=([.D32]-[.C32])^2/[.C32]" office:value-type="float" office:value="0.561193140484549" calcext:value-type="float">
            <text:p>0,5611931405</text:p>
          </table:table-cell>
          <table:table-cell table:number-columns-repeated="9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8" calcext:value-type="float">
            <text:p>38</text:p>
          </table:table-cell>
          <table:table-cell table:formula="of:=[.$F$24]*(NORMDIST([.B33]; [.$N$1]; [.$N$2];1)-NORMDIST([.A33]; [.$N$1]; [.$N$2];1))" office:value-type="float" office:value="7.01319468199503" calcext:value-type="float">
            <text:p>7,013194682</text:p>
          </table:table-cell>
          <table:table-cell office:value-type="float" office:value="6" calcext:value-type="float">
            <text:p>6</text:p>
          </table:table-cell>
          <table:table-cell table:formula="of:=([.D33]-[.C33])^2/[.C33]" office:value-type="float" office:value="0.146376011243278" calcext:value-type="float">
            <text:p>0,146376011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$F$24]*(NORMDIST(999999999999; [.$N$1]; [.$N$2];1)-NORMDIST([.A34]; [.$N$1]; [.$N$2];1))" office:value-type="float" office:value="3.7366397719901" calcext:value-type="float">
            <text:p>3,736639772</text:p>
          </table:table-cell>
          <table:table-cell office:value-type="float" office:value="8" calcext:value-type="float">
            <text:p>8</text:p>
          </table:table-cell>
          <table:table-cell table:formula="of:=([.D34]-[.C34])^2/[.C34]" office:value-type="float" office:value="4.86432772300556" calcext:value-type="float">
            <text:p>4,86432772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E27:.E34])" office:value-type="float" office:value="6.27771391493911" calcext:value-type="float">
            <text:p>6,277713914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table:formula="of:=[.N1]-[.E35]" office:value-type="float" office:value="30.1622860850609" calcext:value-type="float">
            <text:p>30,1622860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table:formula="of:=[.N1]+[.E35]" office:value-type="float" office:value="42.7177139149391" calcext:value-type="float">
            <text:p>42,71771391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(c)=</text:p>
          </table:table-cell>
          <table:table-cell table:formula="of:=NORMDIST([.B38]; [.$N$1]; [.$N$2];1)-NORMDIST([.B37]; [.$N$1]; [.$N$2];1)" office:value-type="float" office:value="0.999999999996946" calcext:value-type="float">
            <text:p>1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/>
          <table:table-cell office:value-type="string" calcext:value-type="string">
            <text:p>Chi-quadrad: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Schuirmann</meta:initial-creator>
    <meta:creation-date>2014-12-14T18:32:40.103050781</meta:creation-date>
    <dc:date>2014-12-14T20:24:23.732268370</dc:date>
    <dc:creator>Lasse Schuirmann</dc:creator>
    <meta:editing-duration>PT50M50S</meta:editing-duration>
    <meta:editing-cycles>6</meta:editing-cycles>
    <meta:generator>LibreOffice/4.2.8.2$Linux_X86_64 LibreOffice_project/420m0$Build-2</meta:generator>
    <meta:document-statistic meta:table-count="1" meta:cell-count="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472cm" svg:y="0.522cm" style:legend-expansion="custom" chartooo:width="2.748cm" chartooo:height="0.598cm" style:legend-expansion-aspect-ratio="4.59531772575251" chart:style-name="ch2"/>
        <chart:plot-area chart:style-name="ch3" table:cell-range-address="Tabelle1.A1:Tabelle1.A9 Tabelle1.D26:Tabelle1.D34" chart:data-source-has-labels="row" svg:x="0.32cm" svg:y="0.18cm" svg:width="15.36cm" svg:height="8.64cm">
          <chartooo:coordinate-region svg:x="0.941cm" svg:y="0.38cm" svg:width="14.40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7:Tabelle1.D34" chart:label-cell-address="Tabelle1.D26:Tabelle1.D26" chart:class="chart:scatter">
            <chart:domain table:cell-range-address="Tabelle1.A2:Tabelle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n_i</text:p>
                <draw:g>
                  <svg:desc>Tabelle1.D26:Tabelle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Tabelle1.A2:Tabelle1.A9</svg:desc>
                </draw:g>
              </table:table-cell>
              <table:table-cell office:value-type="float" office:value="4">
                <text:p>4</text:p>
                <draw:g>
                  <svg:desc>Tabelle1.D27:Tabelle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5">
                <text:p>3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">
                <text:p>3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99cm" svg:height="9cm" xlink:href=".." xlink:type="simple" chart:class="chart:scatter" chart:style-name="ch1">
        <chart:legend svg:x="13.957cm" svg:y="0.463cm" style:legend-expansion="custom" chartooo:width="7.372cm" chartooo:height="0.598cm" style:legend-expansion-aspect-ratio="12.3277591973244" chart:style-name="ch2"/>
        <chart:plot-area chart:style-name="ch3" table:cell-range-address="Tabelle1.K1:Tabelle1.L22" chart:data-source-has-labels="row" svg:x="0.443cm" svg:y="0.18cm" svg:width="21.313cm" svg:height="8.64cm">
          <chartooo:coordinate-region svg:x="1.355cm" svg:y="0.379cm" svg:width="20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22" chart:label-cell-address="Tabelle1.L1:Tabelle1.L1" chart:class="chart:scatter">
            <chart:domain table:cell-range-address="Tabelle1.K2:Tabelle1.K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Gegebene Normelverteilung</text:p>
                <draw:g>
                  <svg:desc>Tabelle1.L1:Tabelle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K2:Tabelle1.K22</svg:desc>
                </draw:g>
              </table:table-cell>
              <table:table-cell office:value-type="float" office:value="NaN">
                <text:p>NaN</text:p>
                <draw:g>
                  <svg:desc>Tabelle1.L2:Tabelle1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0112359171213027">
                <text:p>0.0112359171213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5">
                <text:p>34.25</text:p>
              </table:table-cell>
              <table:table-cell office:value-type="float" office:value="0.022956972566087">
                <text:p>0.022956972566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5">
                <text:p>34.5</text:p>
              </table:table-cell>
              <table:table-cell office:value-type="float" office:value="0.0434220503599981">
                <text:p>0.043422050359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75">
                <text:p>34.75</text:p>
              </table:table-cell>
              <table:table-cell office:value-type="float" office:value="0.0760318681436823">
                <text:p>0.0760318681436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123245371866062">
                <text:p>0.123245371866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25">
                <text:p>35.25</text:p>
              </table:table-cell>
              <table:table-cell office:value-type="float" office:value="0.184941851409701">
                <text:p>0.184941851409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5">
                <text:p>35.5</text:p>
              </table:table-cell>
              <table:table-cell office:value-type="float" office:value="0.256914967058504">
                <text:p>0.256914967058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75">
                <text:p>35.75</text:p>
              </table:table-cell>
              <table:table-cell office:value-type="float" office:value="0.330394822969781">
                <text:p>0.330394822969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393338706226342">
                <text:p>0.393338706226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5">
                <text:p>36.25</text:p>
              </table:table-cell>
              <table:table-cell office:value-type="float" office:value="0.433500656578475">
                <text:p>0.43350065657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5">
                <text:p>36.5</text:p>
              </table:table-cell>
              <table:table-cell office:value-type="float" office:value="0.442285251459947">
                <text:p>0.442285251459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75">
                <text:p>36.75</text:p>
              </table:table-cell>
              <table:table-cell office:value-type="float" office:value="0.41773876531018">
                <text:p>0.41773876531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0.365255465602044">
                <text:p>0.365255465602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25">
                <text:p>37.25</text:p>
              </table:table-cell>
              <table:table-cell office:value-type="float" office:value="0.295650277665282">
                <text:p>0.295650277665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">
                <text:p>37.5</text:p>
              </table:table-cell>
              <table:table-cell office:value-type="float" office:value="0.221538638515253">
                <text:p>0.221538638515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75">
                <text:p>37.75</text:p>
              </table:table-cell>
              <table:table-cell office:value-type="float" office:value="0.153677503537957">
                <text:p>0.153677503537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0.0986871789895461">
                <text:p>0.0986871789895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graphic-properties draw:stroke="none" svg:stroke-color="#b3b3b3" draw:fill="none" draw:fill-color="#e6e6e6"/><style:text-properties fo:font-size="10pt" style:font-size-asian="10pt" style:font-size-complex="10pt"/></style:style><style:style style:name="ch3" style:family="chart"><style:chart-properties chart:interpolation="cubic-spline" chart:symbol-type="automatic" chart:include-hidden-cells="false" chart:auto-position="true" chart:auto-size="true" chart:treat-empty-cells="ignore" chart:sort-by-x-values="true" chart:right-angled-axes="true"/></style:style><style:style style:name="ch4" style:family="chart" style:data-style-name="N0"><style:chart-properties chart:display-label="true" chart:logarithmic="false" chart:reverse-direction="false" text:line-break="false" chart:link-data-style-to-source="true" chart:axis-position="0"/><style:graphic-properties svg:stroke-color="#b3b3b3"/><style:text-properties fo:font-size="10pt" style:font-size-asian="10pt" style:font-size-complex="10pt"/></style:style><style:style style:name="ch5" style:family="chart"><style:graphic-properties svg:stroke-color="#b3b3b3"/></style:style><style:style style:name="ch6" style:family="chart" style:data-style-name="N0"><style:chart-properties chart:symbol-type="named-symbol" chart:symbol-name="square" chart:symbol-width="0.25cm" chart:symbol-height="0.25cm" chart:link-data-style-to-source="true"/><style:graphic-properties svg:stroke-width="0.08cm" svg:stroke-color="#004586" draw:fill-color="#004586" dr3d:edge-rounding="5%"/><style:text-properties fo:font-size="10pt" style:font-size-asian="10pt" style:font-size-complex="10pt"/></style:style><style:style style:name="ch7" style:family="chart" style:data-style-name="N0"><style:chart-properties chart:symbol-type="named-symbol" chart:symbol-name="diamond" chart:symbol-width="0.25cm" chart:symbol-height="0.25cm" chart:link-data-style-to-source="true"/><style:graphic-properties svg:stroke-width="0.08cm" svg:stroke-color="#ff420e" draw:fill-color="#ff420e" dr3d:edge-rounding="5%"/><style:text-properties fo:font-size="10pt" style:font-size-asian="10pt" style:font-size-complex="10pt"/></style:style><style:style style:name="ch8" style:family="chart"><style:graphic-properties draw:stroke="solid" svg:stroke-color="#b3b3b3" draw:fill="none" draw:fill-color="#e6e6e6"/></style:style><style:style style:name="ch9" style:family="chart"><style:graphic-properties svg:stroke-color="#b3b3b3" draw:fill-color="#cccccc"/></style:style></office:automatic-styles><office:body><office:chart><chart:chart svg:width="22.049cm" svg:height="9cm" xlink:href=".." xlink:type="simple" chart:class="chart:scatter" chart:column-mapping="" chart:style-name="ch1"><chart:legend svg:x="18.187cm" svg:y="0.436cm" s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